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f6d0" officeooo:paragraph-rsid="001bf6d0" style:font-size-asian="12.25pt" style:font-size-complex="14pt"/>
    </style:style>
    <style:style style:name="P2" style:family="paragraph" style:parent-style-name="Standard">
      <style:text-properties fo:font-size="14pt" officeooo:rsid="001dea2f" officeooo:paragraph-rsid="001dea2f" style:font-size-asian="12.25pt" style:font-size-complex="14pt"/>
    </style:style>
    <style:style style:name="T1" style:family="text">
      <style:text-properties officeooo:rsid="001dd0e0"/>
    </style:style>
    <style:style style:name="T2" style:family="text">
      <style:text-properties officeooo:rsid="001ed1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<text:span text:style-name="T1">3,</text:span><text:span text:style-name="T2">6,</text:span><text:span text:style-name="T1">8,10)#include&lt;iostream&gt;</text:span></text:p>
      <text:p text:style-name="P1">#include&lt;queue&gt;</text:p>
      <text:p text:style-name="P1">using namespace std;</text:p>
      <text:p text:style-name="P1"/>
      <text:p text:style-name="P1">int main()</text:p>
      <text:p text:style-name="P1">{</text:p>
      <text:p text:style-name="P1"><text:s text:c="2"/>queue&lt;int&gt;q;</text:p>
      <text:p text:style-name="P1"><text:s text:c="2"/></text:p>
      <text:p text:style-name="P1"><text:s text:c="2"/>q.push(1);</text:p>
      <text:p text:style-name="P1"><text:s text:c="2"/>q.push(2);</text:p>
      <text:p text:style-name="P1"><text:s text:c="2"/>q.push(3);</text:p>
      <text:p text:style-name="P1"><text:s text:c="2"/>q.push(4);</text:p>
      <text:p text:style-name="P1"><text:s text:c="2"/>q.push(5);</text:p>
      <text:p text:style-name="P1"><text:s text:c="2"/>q.emplace(10);</text:p>
      <text:p text:style-name="P1"><text:s text:c="2"/>q.pop();</text:p>
      <text:p text:style-name="P1"/>
      <text:p text:style-name="P1"><text:s text:c="2"/>cout&lt;&lt;"Size = "&lt;&lt;q.size()&lt;&lt;endl;</text:p>
      <text:p text:style-name="P1"/>
      <text:p text:style-name="P1"><text:s text:c="2"/>while(!q.empty())</text:p>
      <text:p text:style-name="P1"><text:s text:c="2"/>{</text:p>
      <text:p text:style-name="P1"><text:s text:c="4"/>cout&lt;&lt;q.front()&lt;&lt;" ";</text:p>
      <text:p text:style-name="P1"><text:s text:c="4"/>q.pop();</text:p>
      <text:p text:style-name="P1"><text:s text:c="2"/>}</text:p>
      <text:p text:style-name="P1"><text:s text:c="2"/>cout&lt;&lt;endl;</text:p>
      <text:p text:style-name="P1"/>
      <text:p text:style-name="P1"><text:s text:c="2"/>cout&lt;&lt;"Size = "&lt;&lt;q.size()&lt;&lt;endl;</text:p>
      <text:p text:style-name="P1"><text:s text:c="2"/>return 0;</text:p>
      <text:p text:style-name="P1">}</text:p>
      <text:p text:style-name="P1"/>
      <text:p text:style-name="P2">7)#include&lt;iostream&gt;</text:p>
      <text:p text:style-name="P2">#include&lt;queue&gt;</text:p>
      <text:p text:style-name="P2">using namespace std;</text:p>
      <text:p text:style-name="P2"/>
      <text:p text:style-name="P2">int main()</text:p>
      <text:p text:style-name="P2">{</text:p>
      <text:p text:style-name="P2"><text:s text:c="2"/>queue&lt;int&gt;q1,q2;</text:p>
      <text:p text:style-name="P2"/>
      <text:p text:style-name="P2"><text:s text:c="2"/>for(int i=1;i&lt;6;i++)</text:p>
      <text:p text:style-name="P2"><text:s text:c="4"/>q1.push(i);</text:p>
      <text:p text:style-name="P2"/>
      <text:p text:style-name="P2"><text:s text:c="2"/>for(int i=100;i&gt;90;i--)</text:p>
      <text:p text:style-name="P2"><text:s text:c="4"/>q2.push(i);</text:p>
      <text:p text:style-name="P2"/>
      <text:p text:style-name="P2"><text:s text:c="2"/>q1.swap(q2);</text:p>
      <text:p text:style-name="P2"/>
      <text:p text:style-name="P2"><text:soft-page-break/><text:s text:c="2"/>cout&lt;&lt;"Queue 1 is : ";</text:p>
      <text:p text:style-name="P2"><text:s text:c="2"/>while(!q1.empty())</text:p>
      <text:p text:style-name="P2"><text:s text:c="2"/>{</text:p>
      <text:p text:style-name="P2"><text:s text:c="4"/>cout&lt;&lt;q1.front()&lt;&lt;" ";</text:p>
      <text:p text:style-name="P2"><text:s text:c="4"/>q1.pop();</text:p>
      <text:p text:style-name="P2"><text:s text:c="2"/>}</text:p>
      <text:p text:style-name="P2"/>
      <text:p text:style-name="P2"><text:s text:c="2"/>cout&lt;&lt;endl&lt;&lt;"Queue 2 is : ";</text:p>
      <text:p text:style-name="P2"><text:s text:c="2"/>while(!q2.empty())</text:p>
      <text:p text:style-name="P2"><text:s text:c="2"/>{</text:p>
      <text:p text:style-name="P2"><text:s text:c="4"/>cout&lt;&lt;q2.front()&lt;&lt;" ";</text:p>
      <text:p text:style-name="P2"><text:s text:c="4"/>q2.pop();</text:p>
      <text:p text:style-name="P2"><text:s text:c="2"/>}</text:p>
      <text:p text:style-name="P2"><text:s text:c="2"/>cout&lt;&lt;endl;</text:p>
      <text:p text:style-name="P2"><text:s text:c="2"/>return 0;</text:p>
      <text:p text:style-name="P2">}</text:p>
      <text:p text:style-name="P2"/>
      <text:p text:style-name="P2">9)#include&lt;iostream&gt;</text:p>
      <text:p text:style-name="P2">#include&lt;queue&gt;</text:p>
      <text:p text:style-name="P2">using namespace std;</text:p>
      <text:p text:style-name="P2"/>
      <text:p text:style-name="P2">int main()</text:p>
      <text:p text:style-name="P2">{</text:p>
      <text:p text:style-name="P2"><text:s text:c="2"/>queue&lt;char&gt;q;</text:p>
      <text:p text:style-name="P2"/>
      <text:p text:style-name="P2"><text:s text:c="2"/>q.push('a');</text:p>
      <text:p text:style-name="P2"><text:s text:c="2"/>q.push('b');</text:p>
      <text:p text:style-name="P2"><text:s text:c="2"/>q.push('c');</text:p>
      <text:p text:style-name="P2"><text:s text:c="2"/>q.emplace('g'); <text:s/></text:p>
      <text:p text:style-name="P2"/>
      <text:p text:style-name="P2"><text:s text:c="2"/>cout&lt;&lt;"Queue is : ";</text:p>
      <text:p text:style-name="P2"><text:s text:c="2"/>while(!q.empty())</text:p>
      <text:p text:style-name="P2"><text:s text:c="2"/>{</text:p>
      <text:p text:style-name="P2"><text:s text:c="4"/>cout&lt;&lt;q.front()&lt;&lt;" ";</text:p>
      <text:p text:style-name="P2"><text:s text:c="4"/>q.pop();</text:p>
      <text:p text:style-name="P2"><text:s text:c="2"/>}</text:p>
      <text:p text:style-name="P2"><text:s text:c="2"/>cout&lt;&lt;endl;</text:p>
      <text:p text:style-name="P2"><text:s text:c="2"/>return 0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0:09:38.385665110</meta:creation-date>
    <dc:date>2023-09-27T20:48:09.375162424</dc:date>
    <meta:editing-duration>PT7M58S</meta:editing-duration>
    <meta:editing-cycles>1</meta:editing-cycles>
    <meta:document-statistic meta:table-count="0" meta:image-count="0" meta:object-count="0" meta:page-count="2" meta:paragraph-count="69" meta:word-count="102" meta:character-count="967" meta:non-whitespace-character-count="810"/>
    <meta:generator>LibreOffice/7.3.7.2$Linux_X86_64 LibreOffice_project/30$Build-2</meta:generator>
  </office:meta>
</office:document-meta>
</file>